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office:value-type="string" calcext:value-type="string">
            <text:p>Java Bean Emprunt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Connexion avec B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Configurer fichier pom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Rédiger Tableau de 10 à 20 tests d'acceptation (i.e. tests manuels, avec pour chacun : #/action/attendu/résul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ffectuer les 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aquette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ssi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TML/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s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placer true/oui et false/non dans liste livre</text:p>
          </table:table-cell>
          <table:table-cell office:value-type="string" calcext:value-type="string">
            <text:p>Jules(toutane)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lann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matage du code, refactor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wer 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ger la place du bouton ajouter un livr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onus:taille des listes, affichage des lis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ssier 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éer un jeu de données te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45min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re-aid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6:10:21.174248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1T16:28:16.252112065</dc:date>
    <meta:editing-duration>PT3H52M57S</meta:editing-duration>
    <meta:editing-cycles>84</meta:editing-cycles>
    <meta:generator>LibreOffice/7.0.4.2$Linux_X86_64 LibreOffice_project/00$Build-2</meta:generator>
    <meta:document-statistic meta:table-count="1" meta:cell-count="236" meta:object-count="0"/>
  </office:meta>
</office:document-meta>
</file>